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iOrdinamentoPersona" table:style-name="ta1">
        <table:shapes>
          <draw:frame draw:z-index="0" draw:style-name="gr1" draw:text-style-name="P1" svg:width="15.999cm" svg:height="8.999cm" svg:x="16.846cm" svg:y="1.454cm">
            <draw:object draw:notify-on-update-of-ranges="datiOrdinamentoPersona.A1:datiOrdinamentoPersona.A1 datiOrdinamentoPersona.A2:datiOrdinamentoPersona.A21 datiOrdinamentoPersona.B1:datiOrdinamentoPersona.B1 datiOrdinamentoPersona.B2:datiOrdinamentoPersona.B21 datiOrdinamentoPersona.C1:datiOrdinamentoPersona.C1 datiOrdinamentoPersona.C2:datiOrdinamentoPersona.C21 datiOrdinamentoPersona.D1:datiOrdinamentoPersona.D1 datiOrdinamentoPersona.D2:datiOrdinamentoPersona.D21 datiOrdinamentoPersona.E1:datiOrdinamentoPersona.E1 datiOrdinamentoPersona.E2:datiOrdinamentoPersona.E21 datiOrdinamentoPersona.F1:datiOrdinamentoPersona.F1 datiOrdinamentoPersona.F2:datiOrdinamentoPersona.F21 datiOrdinamentoPersona.G1:datiOrdinamentoPersona.G1 datiOrdinamentoPersona.G2:datiOrdinamentoPersona.G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lementi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Sostituzion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9T08:51:52.573000000</dc:date>
    <meta:editing-duration>PT2M31S</meta:editing-duration>
    <meta:editing-cycles>1</meta:editing-cycles>
    <meta:document-statistic meta:table-count="1" meta:cell-count="147" meta:object-count="1"/>
    <meta:generator>LibreOffice/7.1.3.2$Windows_X86_64 LibreOffice_project/47f78053abe362b9384784d31a6e56f8511eb1c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2.956cm" style:legend-expansion="high" chart:style-name="ch2"/>
        <chart:plot-area chart:style-name="ch3" table:cell-range-address="datiOrdinamentoPersona.A1:datiOrdinamentoPersona.G21" chart:data-source-has-labels="both" svg:x="0.32cm" svg:y="0.18cm" svg:width="12.111cm" svg:height="8.64cm">
          <chart:coordinate-region svg:x="0.941cm" svg:y="0.18cm" svg:width="11.304cm" svg:height="7.387cm"/>
          <chart:axis chart:dimension="x" chart:name="primary-x" chart:style-name="ch4" chartooo:axis-type="auto">
            <chartooo:date-scale/>
            <chart:categories table:cell-range-address="datiOrdinamentoPersona.A2:datiOrdinamentoPersona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iOrdinamentoPersona.B2:datiOrdinamentoPersona.B21" chart:label-cell-address="datiOrdinamentoPersona.B1:datiOrdinamentoPersona.B1" chart:class="chart:line">
            <chart:data-point chart:repeated="20"/>
          </chart:series>
          <chart:series chart:style-name="ch7" chart:values-cell-range-address="datiOrdinamentoPersona.C2:datiOrdinamentoPersona.C21" chart:label-cell-address="datiOrdinamentoPersona.C1:datiOrdinamentoPersona.C1" chart:class="chart:line">
            <chart:data-point chart:repeated="20"/>
          </chart:series>
          <chart:series chart:style-name="ch8" chart:values-cell-range-address="datiOrdinamentoPersona.D2:datiOrdinamentoPersona.D21" chart:label-cell-address="datiOrdinamentoPersona.D1:datiOrdinamentoPersona.D1" chart:class="chart:line">
            <chart:data-point chart:repeated="20"/>
          </chart:series>
          <chart:series chart:style-name="ch9" chart:values-cell-range-address="datiOrdinamentoPersona.E2:datiOrdinamentoPersona.E21" chart:label-cell-address="datiOrdinamentoPersona.E1:datiOrdinamentoPersona.E1" chart:class="chart:line">
            <chart:data-point chart:repeated="20"/>
          </chart:series>
          <chart:series chart:style-name="ch10" chart:values-cell-range-address="datiOrdinamentoPersona.F2:datiOrdinamentoPersona.F21" chart:label-cell-address="datiOrdinamentoPersona.F1:datiOrdinamentoPersona.F1" chart:class="chart:line">
            <chart:data-point chart:repeated="20"/>
          </chart:series>
          <chart:series chart:style-name="ch11" chart:values-cell-range-address="datiOrdinamentoPersona.G2:datiOrdinamentoPersona.G21" chart:label-cell-address="datiOrdinamentoPersona.G1:datiOrdinamentoPersona.G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datiOrdinamentoPersona.B1:datiOrdinamentoPersona.B1</svg:desc>
                </draw:g>
              </table:table-cell>
              <table:table-cell office:value-type="string">
                <text:p>Sostituzione</text:p>
                <draw:g>
                  <svg:desc>datiOrdinamentoPersona.C1:datiOrdinamentoPersona.C1</svg:desc>
                </draw:g>
              </table:table-cell>
              <table:table-cell office:value-type="string">
                <text:p>Bubble</text:p>
                <draw:g>
                  <svg:desc>datiOrdinamentoPersona.D1:datiOrdinamentoPersona.D1</svg:desc>
                </draw:g>
              </table:table-cell>
              <table:table-cell office:value-type="string">
                <text:p>Insertion</text:p>
                <draw:g>
                  <svg:desc>datiOrdinamentoPersona.E1:datiOrdinamentoPersona.E1</svg:desc>
                </draw:g>
              </table:table-cell>
              <table:table-cell office:value-type="string">
                <text:p>Merge</text:p>
                <draw:g>
                  <svg:desc>datiOrdinamentoPersona.F1:datiOrdinamentoPersona.F1</svg:desc>
                </draw:g>
              </table:table-cell>
              <table:table-cell office:value-type="string">
                <text:p>Quick</text:p>
                <draw:g>
                  <svg:desc>datiOrdinamentoPersona.G1:datiOrdinamentoPersona.G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datiOrdinamentoPersona.A2:datiOrdinamentoPersona.A21</svg:desc>
                </draw:g>
              </table:table-cell>
              <table:table-cell office:value-type="float" office:value="17">
                <text:p>17</text:p>
                <draw:g>
                  <svg:desc>datiOrdinamentoPersona.B2:datiOrdinamentoPersona.B21</svg:desc>
                </draw:g>
              </table:table-cell>
              <table:table-cell office:value-type="float" office:value="30">
                <text:p>30</text:p>
                <draw:g>
                  <svg:desc>datiOrdinamentoPersona.C2:datiOrdinamentoPersona.C21</svg:desc>
                </draw:g>
              </table:table-cell>
              <table:table-cell office:value-type="float" office:value="29">
                <text:p>29</text:p>
                <draw:g>
                  <svg:desc>datiOrdinamentoPersona.D2:datiOrdinamentoPersona.D21</svg:desc>
                </draw:g>
              </table:table-cell>
              <table:table-cell office:value-type="float" office:value="12">
                <text:p>12</text:p>
                <draw:g>
                  <svg:desc>datiOrdinamentoPersona.E2:datiOrdinamentoPersona.E21</svg:desc>
                </draw:g>
              </table:table-cell>
              <table:table-cell office:value-type="float" office:value="2">
                <text:p>2</text:p>
                <draw:g>
                  <svg:desc>datiOrdinamentoPersona.F2:datiOrdinamentoPersona.F21</svg:desc>
                </draw:g>
              </table:table-cell>
              <table:table-cell office:value-type="float" office:value="2">
                <text:p>2</text:p>
                <draw:g>
                  <svg:desc>datiOrdinamentoPersona.G2:datiOrdinamentoPersona.G21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45">
                <text:p>2045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55">
                <text:p>2055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65">
                <text:p>2065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75">
                <text:p>2075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85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95">
                <text:p>209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